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5d1e"/>
    </style:style>
    <style:style style:name="P2" style:family="paragraph" style:parent-style-name="Standard">
      <style:paragraph-properties fo:text-align="center" style:justify-single-word="false"/>
      <style:text-properties fo:font-size="18pt" officeooo:rsid="00175d1e" officeooo:paragraph-rsid="00175d1e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75d1e" officeooo:paragraph-rsid="00175d1e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officeooo:paragraph-rsid="00243073"/>
    </style:style>
    <style:style style:name="P5" style:family="paragraph" style:parent-style-name="Standard">
      <style:paragraph-properties fo:text-align="justify" style:justify-single-word="false"/>
      <style:text-properties officeooo:paragraph-rsid="00262b28"/>
    </style:style>
    <style:style style:name="P6" style:family="paragraph" style:parent-style-name="Standard">
      <style:paragraph-properties fo:text-align="justify" style:justify-single-word="false"/>
      <style:text-properties officeooo:rsid="00175d1e" officeooo:paragraph-rsid="00175d1e"/>
    </style:style>
    <style:style style:name="P7" style:family="paragraph" style:parent-style-name="Standard">
      <style:paragraph-properties fo:text-align="justify" style:justify-single-word="false"/>
      <style:text-properties officeooo:rsid="00175d1e" officeooo:paragraph-rsid="00279c11"/>
    </style:style>
    <style:style style:name="P8" style:family="paragraph" style:parent-style-name="Standard">
      <style:paragraph-properties fo:text-align="justify" style:justify-single-word="false"/>
      <style:text-properties officeooo:rsid="0022615c" officeooo:paragraph-rsid="0022615c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text-underline-style="none" officeooo:paragraph-rsid="00175d1e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000000" fo:font-size="14pt" style:text-underline-style="none" officeooo:rsid="00175d1e" officeooo:paragraph-rsid="00175d1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fo:font-size="14pt" style:text-underline-style="none" officeooo:rsid="001ffe16" officeooo:paragraph-rsid="002c0057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color="#000000" fo:font-size="14pt" style:text-underline-style="none" officeooo:rsid="001ffe16" officeooo:paragraph-rsid="001ffe16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000000" fo:font-size="14pt" style:text-underline-style="none" officeooo:rsid="0023c32f" officeooo:paragraph-rsid="0023c32f" style:font-size-asian="14pt" style:font-size-complex="14pt"/>
    </style:style>
    <style:style style:name="T1" style:family="text">
      <style:text-properties fo:font-size="14pt" officeooo:rsid="00175d1e" style:font-size-asian="14pt" style:font-size-complex="14pt"/>
    </style:style>
    <style:style style:name="T2" style:family="text">
      <style:text-properties fo:color="#000000" fo:font-size="14pt" style:text-underline-style="none" style:font-size-asian="14pt" style:font-size-complex="14pt"/>
    </style:style>
    <style:style style:name="T3" style:family="text">
      <style:text-properties fo:color="#000000" fo:font-size="14pt" style:text-underline-style="none" officeooo:rsid="00181516" style:font-size-asian="14pt" style:font-size-complex="14pt"/>
    </style:style>
    <style:style style:name="T4" style:family="text">
      <style:text-properties fo:color="#000000" fo:font-size="14pt" style:text-underline-style="none" officeooo:rsid="001a112d" style:font-size-asian="14pt" style:font-size-complex="14pt"/>
    </style:style>
    <style:style style:name="T5" style:family="text">
      <style:text-properties fo:color="#000000" fo:font-size="14pt" style:text-underline-style="none" officeooo:rsid="001b62a4" style:font-size-asian="14pt" style:font-size-complex="14pt"/>
    </style:style>
    <style:style style:name="T6" style:family="text">
      <style:text-properties fo:color="#000000" fo:font-size="14pt" style:text-underline-style="none" officeooo:rsid="001d95f0" style:font-size-asian="14pt" style:font-size-complex="14pt"/>
    </style:style>
    <style:style style:name="T7" style:family="text">
      <style:text-properties fo:color="#000000" fo:font-size="14pt" style:text-underline-style="none" officeooo:rsid="0023c32f" style:font-size-asian="14pt" style:font-size-complex="14pt"/>
    </style:style>
    <style:style style:name="T8" style:family="text">
      <style:text-properties fo:color="#000000" fo:font-size="14pt" style:text-underline-style="none" officeooo:rsid="00243073" style:font-size-asian="14pt" style:font-size-complex="14pt"/>
    </style:style>
    <style:style style:name="T9" style:family="text">
      <style:text-properties fo:color="#000000" fo:font-size="14pt" style:text-underline-style="none" officeooo:rsid="00279c11" style:font-size-asian="14pt" style:font-size-complex="14pt"/>
    </style:style>
    <style:style style:name="T10" style:family="text">
      <style:text-properties fo:color="#000000" fo:font-size="14pt" style:text-underline-style="none" officeooo:rsid="002ca83c" style:font-size-asian="14pt" style:font-size-complex="14pt"/>
    </style:style>
    <style:style style:name="T11" style:family="text">
      <style:text-properties fo:color="#000000" style:font-name="serif" fo:font-size="14pt" style:text-underline-style="none" style:font-size-asian="14pt" style:font-size-complex="14pt"/>
    </style:style>
    <style:style style:name="T12" style:family="text">
      <style:text-properties style:font-name="serif" fo:font-size="14pt" style:font-size-asian="14pt" style:font-size-complex="14pt"/>
    </style:style>
    <style:style style:name="T13" style:family="text">
      <style:text-properties style:font-name="serif" fo:font-size="14pt" officeooo:rsid="00243073" style:font-size-asian="14pt" style:font-size-complex="14pt"/>
    </style:style>
    <style:style style:name="T14" style:family="text">
      <style:text-properties style:font-name="serif" fo:font-size="14pt" officeooo:rsid="00262b28" style:font-size-asian="14pt" style:font-size-complex="14pt"/>
    </style:style>
    <style:style style:name="T15" style:family="text">
      <style:text-properties officeooo:rsid="002ca8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rm Project Proposal</text:p>
      <text:p text:style-name="P2"/>
      <text:p text:style-name="P1"><text:span text:style-name="T1">組員：</text:span><text:bookmark text:name="webMessengerHeaderName"/><text:bookmark text:name="js_dm6"/><text:span text:style-name="T2">施辰翰、劉樂永</text:span></text:p>
      <text:p text:style-name="P9"/>
      <text:p text:style-name="P10">一、主題</text:p>
      <text:p text:style-name="P7"><text:span text:style-name="T2"><text:tab/>手寫文字照片的優化處理</text:span><text:span text:style-name="T4">：將</text:span><text:span text:style-name="T3">相機拍下的手寫文字圖檔，進行適當的影像處理，使內容文字更好辨識。成果可能也</text:span><text:span text:style-name="T9">能</text:span><text:span text:style-name="T3">作為</text:span><text:span text:style-name="T5">OCR的前製作業。</text:span></text:p>
      <text:p text:style-name="P10"/>
      <text:p text:style-name="P10">二、動機</text:p>
      <text:p text:style-name="P10"><text:tab/>生活中有許多機會需要將手寫文字拍成照片，但事後閱讀經常會感到不便。</text:p>
      <text:p text:style-name="P6"><text:span text:style-name="T2">另外，</text:span><text:span text:style-name="T6">OCR技術非常熱門，如何做適當的預處理也值得研究。</text:span></text:p>
      <text:p text:style-name="P10"/>
      <text:p text:style-name="P10">三、預期結果</text:p>
      <text:p text:style-name="P11"><text:tab/>正確完成的圖片應該是一個背景全白的黑白影像。上面有清晰的文字，並且將直線取代為電腦繪製的直線。</text:p>
      <text:p text:style-name="P12"/>
      <text:p text:style-name="P12">四、執行步驟</text:p>
      <text:p text:style-name="P8"><text:span text:style-name="T2"><text:tab/></text:span><text:span text:style-name="T10">1</text:span><text:span text:style-name="T2">. 去除雜訊</text:span></text:p>
      <text:p text:style-name="P8"><text:span text:style-name="T2"><text:tab/></text:span><text:span text:style-name="T10">2</text:span><text:span text:style-name="T2">. 去除晃動模糊</text:span></text:p>
      <text:p text:style-name="P8"><text:span text:style-name="T2"><text:tab/></text:span><text:span text:style-name="T10">3</text:span><text:span text:style-name="T2">. 分離背景前景</text:span></text:p>
      <text:p text:style-name="P8"><text:span text:style-name="T2"><text:tab/></text:span><text:span text:style-name="T10">4</text:span><text:span text:style-name="T2">. 將影像銳利化，或其他可能有助於閱讀的優化。</text:span></text:p>
      <text:p text:style-name="P13"><text:tab/><text:span text:style-name="T15">5</text:span>. 辨識出手繪直線，將其移除，換成電腦繪製的直線。</text:p>
      <text:p text:style-name="P13"/>
      <text:p text:style-name="P13">五、參考資料</text:p>
      <text:p text:style-name="P4"><text:span text:style-name="T8"><text:tab/>1. </text:span><text:span text:style-name="T11">NEW PREPROCESSING TECHNIQUES FOR HANDWRITTEN WORD </text:span><text:span text:style-name="T12">RECOGNITION</text:span><text:span text:style-name="T13"> (M. Blumenstein, C. K. Cheng and X. Y. Liu)</text:span></text:p>
      <text:p text:style-name="P5"><text:span text:style-name="T13"><text:tab/></text:span><text:span text:style-name="T14">2. </text:span><text:span text:style-name="T12">A Study on Preprocessing Techniques for</text:span><text:span text:style-name="T14"> </text:span><text:span text:style-name="T12">the Character Recognition</text:span><text:span text:style-name="T14"> (Poovizhi 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7:17:25.512788964</meta:creation-date>
    <dc:date>2016-12-13T09:53:24.034385975</dc:date>
    <meta:editing-duration>PT6H35M9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299" meta:character-count="501" meta:non-whitespace-character-count="457"/>
  </office:meta>
</office:document-meta>
</file>